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4B20000008D2128CBC1C4FD31C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1" style:family="table">
      <style:table-properties style:width="6.2931in" fo:margin-left="-0.0104in" table:align="left"/>
    </style:style>
    <style:style style:name="Table1.A" style:family="table-column">
      <style:table-column-properties style:column-width="1.4736in"/>
    </style:style>
    <style:style style:name="Table1.B" style:family="table-column">
      <style:table-column-properties style:column-width="4.8194in"/>
    </style:style>
    <style:style style:name="Table1.A1" style:family="table-cell">
      <style:table-cell-properties fo:padding-left="0.0646in" fo:padding-right="0.075in" fo:padding-top="0in" fo:padding-bottom="0in" fo:border="0.5pt solid #000000" style:writing-mode="lr-tb"/>
    </style:style>
    <style:style style:name="P1" style:family="paragraph" style:parent-style-name="Normální">
      <loext:graphic-properties draw:fill="solid" draw:fill-color="#ffffff" draw:opacity="100%"/>
      <style:paragraph-properties fo:margin-top="0in" fo:margin-bottom="0in" loext:contextual-spacing="false" fo:line-height="100%" fo:background-color="#ffffff"/>
      <style:text-properties fo:font-size="10pt" fo:language="en" fo:country="GB" style:font-size-asian="10pt"/>
    </style:style>
    <style:style style:name="P2" style:family="paragraph" style:parent-style-name="Normální">
      <loext:graphic-properties draw:fill="solid" draw:fill-color="#ffffff" draw:opacity="100%"/>
      <style:paragraph-properties fo:background-color="#ffffff"/>
      <style:text-properties fo:language="en" fo:country="GB"/>
    </style:style>
    <style:style style:name="P3" style:family="paragraph" style:parent-style-name="Normální_20__28_web_29_">
      <style:text-properties fo:color="#000000" style:font-name="Arial" fo:font-size="10pt" style:font-size-asian="10pt" style:font-name-complex="Arial" style:font-size-complex="10pt"/>
    </style:style>
    <style:style style:name="P4" style:family="paragraph" style:parent-style-name="Normální_20__28_web_29_">
      <style:paragraph-properties fo:text-align="center" style:justify-single-word="false"/>
    </style:style>
    <style:style style:name="P5" style:family="paragraph" style:parent-style-name="Formátovaný_20_v_20_HTML">
      <style:paragraph-properties fo:text-align="end" style:justify-single-word="false" style:vertical-align="top"/>
      <style:text-properties fo:color="#e0e2e5" style:font-name="inherit"/>
    </style:style>
    <style:style style:name="P6" style:family="paragraph" style:parent-style-name="Normální">
      <loext:graphic-properties draw:fill="solid" draw:fill-color="#ffffff" draw:opacity="100%"/>
      <style:paragraph-properties fo:margin-top="0.0693in" fo:margin-bottom="0.0693in" loext:contextual-spacing="false" fo:line-height="100%" fo:hyphenation-ladder-count="no-limit" fo:background-color="#ffffff" style:vertical-align="auto"/>
      <style:text-properties fo:language="en" fo:country="GB" style:font-name-complex="Calibri" fo:hyphenate="true"/>
    </style:style>
    <style:style style:name="P7" style:family="paragraph" style:parent-style-name="Název" style:master-page-name="MP0">
      <loext:graphic-properties draw:fill="solid" draw:fill-color="#ffffff" draw:opacity="100%"/>
      <style:paragraph-properties style:page-number="auto" fo:break-before="page" fo:background-color="#ffffff"/>
      <style:text-properties fo:language="en" fo:country="GB"/>
    </style:style>
    <style:style style:name="P8" style:family="paragraph" style:parent-style-name="Nadpis_20_2">
      <loext:graphic-properties draw:fill="solid" draw:fill-color="#ffffff" draw:opacity="100%"/>
      <style:paragraph-properties fo:background-color="#ffffff"/>
      <style:text-properties fo:language="en" fo:country="GB"/>
    </style:style>
    <style:style style:name="T1" style:family="text">
      <style:text-properties fo:color="#000000" style:font-name="Arial" fo:font-size="13.5pt" style:font-size-asian="13.5pt" style:font-name-complex="Arial" style:font-size-complex="13.5pt"/>
    </style:style>
    <style:style style:name="T2" style:family="text">
      <style:text-properties fo:color="#000000" style:font-name="Arial" fo:font-size="10pt" style:font-size-asian="10pt" style:font-name-complex="Arial" style:font-size-complex="10pt"/>
    </style:style>
    <style:style style:name="T3" style:family="text">
      <style:text-properties fo:color="#047d65" style:font-name="inherit"/>
    </style:style>
    <style:style style:name="T4" style:family="text">
      <style:text-properties fo:color="#2e383c" style:font-name="inherit"/>
    </style:style>
    <style:style style:name="T5" style:family="text">
      <style:text-properties fo:color="#b35e14" style:font-name="inherit"/>
    </style:style>
    <style:style style:name="T6" style:family="text">
      <style:text-properties officeooo:rsid="0009f5a1"/>
    </style:style>
    <style:style style:name="T7" style:family="text">
      <style:text-properties officeooo:rsid="000b08b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ample <text:span text:style-name="T7">8</text:span> <text:s/>- UAI 735I (less advanced)</text:p>
      <text:h text:style-name="P8" text:outline-level="2">Exam – oral part – winter 201<text:span text:style-name="T6">9</text:span>/20<text:span text:style-name="T6">20</text:span></text:h>
      <text:h text:style-name="P8" text:outline-level="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of student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h text:style-name="P8" text:outline-level="2">Worth of Words</text:h>
      <text:p text:style-name="P3">Hey, are you ready for a Scrabble game party?<text:line-break/>You have a list of words and you have to find only one that is the most valuable among them.<text:line-break/>Rules:<text:line-break/>The worth of each word is equivalent to the sum of letters which it consists of.<text:line-break/>The values of the letters are as follow:<text:line-break/>e, a, i, o, n, r, t, l, s, u = 1<text:line-break/>d, g = 2<text:line-break/>b, c, m, p = 3<text:line-break/>f, h, v, w, y = 4<text:line-break/>k = 5<text:line-break/>j, x = 8<text:line-break/>q, z = 10<text:line-break/>For example, the worth of the word 'dog' is 5, because 'd' = 2, 'o' = 1 and 'g' = 2.</text:p>
      <text:p text:style-name="P3"/>
      <text:p text:style-name="P4"><text:span text:style-name="Standardní_20_písmo_20_odstavce"><text:span text:style-name="T1"><draw:frame draw:style-name="fr1" draw:name="Obrázek 1" text:anchor-type="as-char" svg:y="0in" svg:width="4.789in" style:rel-width="scale" svg:height="0.5618in" style:rel-height="scale" draw:z-index="0"><draw:image xlink:href="Pictures/10000201000004B20000008D2128CBC1C4FD31C7.png" xlink:type="simple" xlink:show="embed" xlink:actuate="onLoad"/><svg:desc>example</svg:desc></draw:frame></text:span></text:span></text:p>
      <text:p text:style-name="Normální_20__28_web_29_"/>
      <text:p text:style-name="Normální_20__28_web_29_"><text:span text:style-name="Silné"><text:span text:style-name="T2">Input: </text:span></text:span><text:span text:style-name="Standardní_20_písmo_20_odstavce"><text:span text:style-name="T2">A list of words.</text:span></text:span></text:p>
      <text:p text:style-name="Normální_20__28_web_29_"><text:span text:style-name="Silné"><text:span text:style-name="T2">Output: </text:span></text:span><text:span text:style-name="Standardní_20_písmo_20_odstavce"><text:span text:style-name="T2">The most valuable word.</text:span></text:span></text:p>
      <text:p text:style-name="Normální_20__28_web_29_"><text:span text:style-name="Silné"><text:span text:style-name="T2">Example:</text:span></text:span></text:p>
      <text:p text:style-name="Formátovaný_20_v_20_HTML"><text:span text:style-name="cm-variable"><text:span text:style-name="T3">worth_of_words</text:span></text:span><text:span text:style-name="Standardní_20_písmo_20_odstavce"><text:span text:style-name="T4">([</text:span></text:span><text:span text:style-name="cm-string"><text:span text:style-name="T5">'hi'</text:span></text:span><text:span text:style-name="Standardní_20_písmo_20_odstavce"><text:span text:style-name="T4">, </text:span></text:span><text:span text:style-name="cm-string"><text:span text:style-name="T5">'quiz'</text:span></text:span><text:span text:style-name="Standardní_20_písmo_20_odstavce"><text:span text:style-name="T4">, </text:span></text:span><text:span text:style-name="cm-string"><text:span text:style-name="T5">'bomb'</text:span></text:span><text:span text:style-name="Standardní_20_písmo_20_odstavce"><text:span text:style-name="T4">, </text:span></text:span><text:span text:style-name="cm-string"><text:span text:style-name="T5">'president'</text:span></text:span><text:span text:style-name="Standardní_20_písmo_20_odstavce"><text:span text:style-name="T4">]) </text:span></text:span><text:span text:style-name="cm-operator"><text:span text:style-name="T4">==</text:span></text:span><text:span text:style-name="Standardní_20_písmo_20_odstavce"><text:span text:style-name="T4"> </text:span></text:span><text:span text:style-name="cm-string"><text:span text:style-name="T5">'quiz'</text:span></text:span></text:p>
      <text:p text:style-name="Formátovaný_20_v_20_HTML"><text:span text:style-name="cm-variable"><text:span text:style-name="T3">worth_of_words</text:span></text:span><text:span text:style-name="Standardní_20_písmo_20_odstavce"><text:span text:style-name="T4">([</text:span></text:span><text:span text:style-name="cm-string"><text:span text:style-name="T5">'zero'</text:span></text:span><text:span text:style-name="Standardní_20_písmo_20_odstavce"><text:span text:style-name="T4">, </text:span></text:span><text:span text:style-name="cm-string"><text:span text:style-name="T5">'one'</text:span></text:span><text:span text:style-name="Standardní_20_písmo_20_odstavce"><text:span text:style-name="T4">, </text:span></text:span><text:span text:style-name="cm-string"><text:span text:style-name="T5">'two'</text:span></text:span><text:span text:style-name="Standardní_20_písmo_20_odstavce"><text:span text:style-name="T4">, </text:span></text:span><text:span text:style-name="cm-string"><text:span text:style-name="T5">'three'</text:span></text:span><text:span text:style-name="Standardní_20_písmo_20_odstavce"><text:span text:style-name="T4">, </text:span></text:span><text:span text:style-name="cm-string"><text:span text:style-name="T5">'four'</text:span></text:span><text:span text:style-name="Standardní_20_písmo_20_odstavce"><text:span text:style-name="T4">, </text:span></text:span><text:span text:style-name="cm-string"><text:span text:style-name="T5">'five'</text:span></text:span><text:span text:style-name="Standardní_20_písmo_20_odstavce"><text:span text:style-name="T4">]) </text:span></text:span><text:span text:style-name="cm-operator"><text:span text:style-name="T4">==</text:span></text:span><text:span text:style-name="Standardní_20_písmo_20_odstavce"><text:span text:style-name="T4"> </text:span></text:span><text:span text:style-name="cm-string"><text:span text:style-name="T5">'zero'</text:span></text:span></text:p>
      <text:p text:style-name="P5">1</text:p>
      <text:p text:style-name="P5">2</text:p>
      <text:p text:style-name="for_5f_info_5f_only"><text:span text:style-name="Silné"><text:span text:style-name="T2">How it is used: </text:span></text:span><text:span text:style-name="Standardní_20_písmo_20_odstavce"><text:span text:style-name="T2">For the lexicographic analysis of the texts.</text:span></text:span></text:p>
      <text:p text:style-name="Normální_20__28_web_29_"><text:span text:style-name="Silné"><text:span text:style-name="T2">Precondition</text:span></text:span><text:span text:style-name="Standardní_20_písmo_20_odstavce"><text:span text:style-name="T2">:<text:line-break/>2 &lt;= words &lt;= 10<text:line-break/>Real words only<text:line-break/>lowercase letters only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dpis_20_1" style:display-name="Nadpis 1" style:family="paragraph" style:parent-style-name="Normální" style:default-outline-level="1">
      <style:paragraph-properties fo:margin-top="0.1665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Nadpis_20_2" style:display-name="Nadpis 2" style:family="paragraph" style:parent-style-name="Normální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Normální" style:family="paragraph">
      <style:paragraph-properties fo:hyphenation-ladder-count="no-limit"/>
      <style:text-properties fo:color="#00000a" fo:hyphenate="false"/>
    </style:style>
    <style:style style:name="Název" style:family="paragraph" style:parent-style-name="Normální">
      <style:paragraph-properties fo:margin-top="0in" fo:margin-bottom="0in" loext:contextual-spacing="false" fo:line-height="100%" fo:hyphenation-ladder-count="no-limit"/>
      <style:text-properties style:use-window-font-color="true"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size-complex="28pt" fo:hyphenate="false"/>
    </style:style>
    <style:style style:name="Normální_20__28_web_29_" style:display-name="Normální (web)" style:family="paragraph" style:parent-style-name="Normální">
      <style:paragraph-properties fo:margin-top="0.0693in" fo:margin-bottom="0.0693in" loext:contextual-spacing="false" fo:line-height="100%" fo:hyphenation-ladder-count="no-limit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cs" style:country-asian="CZ" style:font-size-complex="12pt" fo:hyphenate="false"/>
    </style:style>
    <style:style style:name="Formátovaný_20_v_20_HTML" style:display-name="Formátovaný v HTML" style:family="paragraph" style:parent-style-name="Normální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cs" style:country-asian="CZ" style:font-name-complex="Courier New" style:font-family-complex="'Courier New'" style:font-family-generic-complex="modern" style:font-pitch-complex="fixed" style:font-size-complex="10pt" fo:hyphenate="false"/>
    </style:style>
    <style:style style:name="for_5f_info_5f_only" style:display-name="for_info_only" style:family="paragraph" style:parent-style-name="Normální">
      <style:paragraph-properties fo:margin-top="0.0693in" fo:margin-bottom="0.0693in" loext:contextual-spacing="false" fo:line-height="100%" fo:hyphenation-ladder-count="no-limit" style:vertical-align="auto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cs" style:country-asian="CZ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ní_20_písmo_20_odstavce" style:display-name="Standardní písmo odstavce" style:family="text"/>
    <style:style style:name="Nadpis_20_2_20_Char" style:display-name="Nadpis 2 Char" style:family="text" style:parent-style-name="Standardní_20_písmo_20_odstavce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Název_20_Char" style:display-name="Název Char" style:family="text" style:parent-style-name="Standardní_20_písmo_20_odstavce"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Název_20_Char1" style:display-name="Název Char1" style:family="text" style:parent-style-name="Standardní_20_písmo_20_odstavce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Nadpis_20_1_20_Char" style:display-name="Nadpis 1 Char" style:family="text" style:parent-style-name="Standardní_20_písmo_20_odstavce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textový_20_odkaz" style:display-name="Hypertextový odkaz" style:family="text" style:parent-style-name="Standardní_20_písmo_20_odstavce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ilné" style:family="text" style:parent-style-name="Standardní_20_písmo_20_odstavce">
      <style:text-properties fo:font-weight="bold" style:font-weight-asian="bold" style:font-weight-complex="bold"/>
    </style:style>
    <style:style style:name="Formátovaný_20_v_20_HTML_20_Char" style:display-name="Formátovaný v HTML Char" style:family="text" style:parent-style-name="Standardní_20_písmo_20_odstavce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cs" style:country-asian="CZ" style:font-name-complex="Courier New" style:font-family-complex="'Courier New'" style:font-family-generic-complex="modern" style:font-pitch-complex="fixed" style:font-size-complex="10pt"/>
    </style:style>
    <style:style style:name="cm-variable" style:family="text" style:parent-style-name="Standardní_20_písmo_20_odstavce"/>
    <style:style style:name="cm-string" style:family="text" style:parent-style-name="Standardní_20_písmo_20_odstavce"/>
    <style:style style:name="cm-operator" style:family="text" style:parent-style-name="Standardní_20_písmo_20_odstavce"/>
    <style:style style:name="cm-builtin" style:family="text" style:parent-style-name="Standardní_20_písmo_20_odstavce"/>
    <style:style style:name="cm-number" style:family="text" style:parent-style-name="Standardní_20_písmo_20_odstavce"/>
    <style:style style:name="missions-title_5f__5f_row" style:display-name="missions-title__row" style:family="text" style:parent-style-name="Standardní_20_písmo_20_odstavce"/>
    <style:style style:name="cm-comment" style:family="text" style:parent-style-name="Standardní_20_písmo_20_odstavce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title/>
    <dc:description/>
    <dc:subject/>
    <meta:initial-creator>Vohnoutová Marta Ing.</meta:initial-creator>
    <meta:creation-date>2019-11-16T20:12:00Z</meta:creation-date>
    <dc:date>2019-11-16T21:18:38.674923794</dc:date>
    <meta:editing-cycles>4</meta:editing-cycles>
    <meta:editing-duration>PT1M53S</meta:editing-duration>
    <meta:document-statistic meta:table-count="1" meta:image-count="1" meta:object-count="0" meta:page-count="1" meta:paragraph-count="16" meta:word-count="184" meta:character-count="884" meta:non-whitespace-character-count="712"/>
    <meta:template xlink:type="simple" xlink:actuate="onRequest" xlink:title="" xlink:href="Normal.dotm"/>
  </office:meta>
</office:document-meta>
</file>